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color="#ff0000" fo:font-weight="bold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.543cm" svg:height="9.778cm" svg:x="15.257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86cm" svg:y1="5.289cm" svg:x2="15.648cm" svg:y2="3.478cm">
          <text:p/>
        </draw:line>
        <draw:line draw:style-name="gr2" draw:text-style-name="P2" draw:layer="layout" svg:x1="17.991cm" svg:y1="9.635cm" svg:x2="11.548cm" svg:y2="9.816cm">
          <text:p/>
        </draw:line>
        <draw:frame draw:style-name="gr3" draw:layer="layout" svg:width="5.076cm" svg:height="1.216cm" svg:x="17.991cm" svg:y="2.935cm">
          <draw:text-box>
            <text:p>input</text:p>
          </draw:text-box>
        </draw:frame>
        <draw:frame draw:style-name="gr3" draw:layer="layout" svg:width="5.077cm" svg:height="1.216cm" svg:x="18.381cm" svg:y="8.005cm">
          <draw:text-box>
            <text:p>Output</text:p>
          </draw:text-box>
        </draw:frame>
        <draw:frame draw:style-name="gr3" draw:layer="layout" svg:width="3.123cm" svg:height="1.216cm" svg:x="11.548cm" svg:y="3.151cm">
          <draw:text-box>
            <text:p>chat</text:p>
          </draw:text-box>
        </draw:frame>
        <draw:frame draw:style-name="gr4" draw:layer="layout" svg:width="3.124cm" svg:height="1.217cm" svg:x="12.914cm" svg:y="9.997cm">
          <draw:text-box>
            <text:p>chat</text:p>
          </draw:text-box>
        </draw:frame>
        <draw:custom-shape draw:style-name="gr5" draw:text-style-name="P2" draw:layer="layout" svg:width="10.543cm" svg:height="9.778cm" svg:x="1.2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905cm" svg:height="2.172cm" svg:x="2.957cm" svg:y="5.29cm">
          <draw:text-box>
            <text:p text:style-name="P3"><text:span text:style-name="T1">A</text:span></text:p>
          </draw:text-box>
        </draw:frame>
        <draw:custom-shape draw:style-name="gr1" draw:text-style-name="P2" draw:layer="layout" svg:width="4.88cm" svg:height="1.992cm" svg:x="4.52cm" svg:y="7.281cm">
          <text:p text:style-name="P2">Ajout Servic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4cm" svg:y1="8.005cm" svg:x2="12.524cm" svg:y2="7.1cm">
          <text:p/>
        </draw:line>
        <draw:frame draw:style-name="gr7" draw:layer="layout" svg:width="2.537cm" svg:height="2.115cm" svg:x="12.329cm" svg:y="6.556cm">
          <draw:text-box>
            <text:p>chat1</text:p>
          </draw:text-box>
        </draw:frame>
        <draw:frame draw:style-name="gr8" draw:text-style-name="P4" draw:layer="layout" svg:width="4.2cm" svg:height="1.119cm" svg:x="21.4cm" svg:y="1.281cm">
          <draw:text-box>
            <text:p text:style-name="P4"><text:span text:style-name="T2">B</text:span></text:p>
          </draw:text-box>
        </draw:frame>
        <draw:frame draw:style-name="gr8" draw:layer="layout" svg:width="25.4cm" svg:height="0.962cm" svg:x="1.2cm" svg:y="15cm">
          <draw:text-box>
            <text:p>Faut faire un <text:s/>bouton resend en créant un nouvel service dans le cdml ; et ajouter un 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kourdache </meta:initial-creator>
    <meta:creation-date>2014-11-26T14:58:02.261877029</meta:creation-date>
    <dc:date>2014-11-26T15:23:41.302357760</dc:date>
    <dc:creator>hkourdache </dc:creator>
    <meta:editing-duration>PT22M54S</meta:editing-duration>
    <meta:editing-cycles>4</meta:editing-cycles>
    <meta:generator>LibreOffice/4.2.7.2$Linux_X86_64 LibreOffice_project/420m0$Build-2</meta:generator>
    <meta:document-statistic meta:object-count="37"/>
  </office:meta>
</office:document-meta>
</file>